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isteredBeanTests.getMergedBeanDefinitionWhenInnerBeanReturnsMergedBean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gisteredBeanTests.getBeanNameWhenUnnamedInnerBeanReturns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gisteredBeanTests.isInnerBeanWhenInnerBeanReturns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gisteredBeanTests.getMergedBeanDefinitionWhenSingleton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gisteredBeanTests.isGeneratedBeanNameWhenInnerBeanWithoutNameReturns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gisteredBeanTests.isInnerBeanWhenNotInnerBeanReturns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isteredBeanTests.ofInnerBeanWhenInnerBeanDefinitionIsNull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gisteredBeanTests.ofWhenBeanFactoryIsNull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gisteredBeanTests.getParentWhenNotInnerBeanReturn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isteredBea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gisteredBeanTests.getBeanTypeReturnsBea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isteredBeanTests.ofWhenBeanNameIsEmpty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gisteredBeanTests.ofInnerBeanWhenParentIsNull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gisteredBeanTests.isGeneratedBeanNameWhenNotInnerBeanReturns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isteredBeanTests.getMergedBeanDefinitionReturnsMergedBean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gisteredBeanTests.getBeanTypeWhenHasInstanceBackedByLambdaDoesNotReturnLambd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gisteredBeanTests.getBeanClassReturnsBea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isteredBeanTests.isGeneratedBeanNameWhenInnerBeanWithNameReturns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gisteredBeanTests.getBeanFactoryPostProcessorLambd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eredBeanTests.ofInnerBeanWhenInnerBeanIsNull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gisteredBeanTests.getBeanNameWhenNamedInnerBeanReturns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gisteredBeanTests.getBeanNameReturns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isteredBeanTests.getParentWhenInnerBeanReturns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